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MailStore.select( Object hi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AvalonMailStore.configure( final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MailStor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lonMailStore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lonMailStore.release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valonMailStore.isSelectable( Objec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valonMailStore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valonMailStore.copyConfig( Configuration fromConfig , DefaultConfiguration to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valonMailStore.registerRepository( Configuration rep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